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color="#c9211e" loext:opacity="100%"/>
    </style:style>
    <style:style style:name="P3" style:family="paragraph" style:parent-style-name="Standard">
      <style:text-properties fo:color="#c9211e" loext:opacity="100%" officeooo:rsid="0001f93d" officeooo:paragraph-rsid="0001f93d"/>
    </style:style>
    <style:style style:name="P4" style:family="paragraph" style:parent-style-name="Standard">
      <style:text-properties fo:color="#c9211e" loext:opacity="100%" officeooo:rsid="00036992" officeooo:paragraph-rsid="00036992"/>
    </style:style>
    <style:style style:name="P5" style:family="paragraph" style:parent-style-name="Standard">
      <style:text-properties fo:color="#000000" loext:opacity="100%" officeooo:rsid="0001f93d" officeooo:paragraph-rsid="0001f93d"/>
    </style:style>
    <style:style style:name="P6" style:family="paragraph" style:parent-style-name="Standard">
      <style:text-properties fo:color="#000000" loext:opacity="100%" officeooo:rsid="00036992" officeooo:paragraph-rsid="00036992"/>
    </style:style>
    <style:style style:name="P7" style:family="paragraph" style:parent-style-name="Standard">
      <style:text-properties officeooo:rsid="00036992"/>
    </style:style>
    <style:style style:name="T1" style:family="text">
      <style:text-properties style:font-name="Arial" fo:font-size="14pt" style:font-size-asian="14pt" style:font-name-complex="Arial1" style:font-size-complex="14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01f93d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036992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inícius do Amaral Brunheroto</text:span></text:p>
      <text:p text:style-name="P1"><text:span text:style-name="T1">Microprocessadores II</text:span></text:p>
      <text:p text:style-name="P1"><text:span text:style-name="T1">Profº <text:tab/>Alexandro Baldassin</text:span></text:p>
      <text:p text:style-name="P1"><text:span text:style-name="T1">Unesp RC</text:span></text:p>
      <text:p text:style-name="P1"/>
      <text:p text:style-name="Standard"><text:span text:style-name="T2">LABORATÓRIO </text:span><text:span text:style-name="T3">6</text:span></text:p>
      <text:p text:style-name="P7"><text:span text:style-name="T2"/></text:p>
      <text:p text:style-name="P2"><text:span text:style-name="T3">P1. Qual a importância das filas de leitura e escrita (FIFO) presentes no core da UART, conforme mostra a</text:span></text:p>
      <text:p text:style-name="P2"><text:span text:style-name="T3">Figura 1? Elas são mais importantes quando a programação é feita por interrupção ou polling?</text:span></text:p>
      <text:p text:style-name="P5"><text:span text:style-name="T2">As filas de leitura e escrita servem para que o processador não tenha que parar a todo o momento para capturar bits que estão sendo transferidos ou recebidos, mas parar quando já houver um conjunto de bits dentro das filas.</text:span></text:p>
      <text:p text:style-name="P5"><text:span text:style-name="T2">As filas possuem maior importância quando o algoritmo utilizar de interrupção ou polling, pois nesses casos elas permitem uma maior organização dos bits, mantendo a ordem e permitindo saber sobre aqueles que chegaram primeiro e que ainda não saíram da fila. </text:span></text:p>
      <text:p text:style-name="P5"><text:span text:style-name="T2"/></text:p>
      <text:p text:style-name="P6"><text:span text:style-name="T3">P</text:span><text:span text:style-name="T2">arte I)</text:span></text:p>
      <text:p text:style-name="P6"><text:span text:style-name="T2"/></text:p>
      <text:p text:style-name="P3"><text:span text:style-name="T2">P2. Qual o principal empecilho para a implementação do laço de atraso?</text:span></text:p>
      <text:p text:style-name="P5"><text:span text:style-name="T2">O laço de atraso necessita saber em quantos ciclos uma instrução é executada </text:span><text:span text:style-name="T4">e a frequência de operação da CPU</text:span><text:span text:style-name="T2">, para assim poder estabelecer uma quantidade de instruções que permite levar ao </text:span><text:span text:style-name="T4">tempo de </text:span><text:span text:style-name="T2">atraso ideal.</text:span></text:p>
      <text:p text:style-name="P6"><text:span text:style-name="T2">Porém, como está se usando o simulador CPUlator, essas informações variam de acordo com o computador do usuário, dependendo de quantas abas e de qual navegador está usando.</text:span></text:p>
      <text:p text:style-name="P6"><text:span text:style-name="T2">Por isso, cada pessoa pode encontrar um valor diferente que aproxima o tempo de espera para meio segundo.</text:span></text:p>
      <text:p text:style-name="P5"><text:span text:style-name="T2"/></text:p>
      <text:p text:style-name="P5"><text:span text:style-name="T2"/></text:p>
      <text:p text:style-name="P6"><text:soft-page-break/><text:span text:style-name="T2">Parte III)</text:span></text:p>
      <text:p text:style-name="P4"><text:span text:style-name="T2">P3. Qual a vantagem do temporizador comparado com o laço de atraso?</text:span></text:p>
      <text:p text:style-name="P6"><text:span text:style-name="T2">O temporizador não depende de quantidade de instruções dentro de um laço no algoritmo para estabelecer o tempo de atraso, mas sim trabalha com tempo de interrupção, que é uma informação setada antes do temporizador começar a contar, então saberá que de x em x tempos o temporizador solicitará uma interrupção.</text:span></text:p>
      <text:p text:style-name="P6"><text:span text:style-name="T2">Então se trata de uma forma mais segura de trabalhar do que com o laço de atraso, este que é mais subjetivo e depende da máquina do usuário.</text:span></text:p>
      <text:p text:style-name="P6"><text:span text:style-name="T2"/></text:p>
      <text:p text:style-name="P4"><text:span text:style-name="T2">P4. Cite uma desvantagem do temporizador quando comparado ao laço de atraso.</text:span></text:p>
      <text:p text:style-name="P6"><text:span text:style-name="T2">A implementação do temporizador é mais complicada do que o laço de atraso, pois o temporizador trabalha com interrupção, o que necessita habilitar os módulos de interrupção e fazer uma RTI para tratar a exceçã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1T21:39:14.872000000</dc:date>
    <meta:editing-duration>PT8M42S</meta:editing-duration>
    <meta:editing-cycles>1</meta:editing-cycles>
    <meta:document-statistic meta:table-count="0" meta:image-count="0" meta:object-count="0" meta:page-count="2" meta:paragraph-count="20" meta:word-count="364" meta:character-count="2156" meta:non-whitespace-character-count="1810"/>
    <meta:generator>LibreOffice/7.1.3.2$Windows_X86_64 LibreOffice_project/47f78053abe362b9384784d31a6e56f8511eb1c1</meta:generator>
  </office:meta>
</office:document-meta>
</file>